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57bb" officeooo:paragraph-rsid="000f57bb"/>
    </style:style>
    <style:style style:name="P2" style:family="paragraph" style:parent-style-name="Standard">
      <style:text-properties officeooo:paragraph-rsid="000f57bb"/>
    </style:style>
    <style:style style:name="T1" style:family="text">
      <style:text-properties officeooo:rsid="000f57bb"/>
    </style:style>
    <style:style style:name="T2" style:family="text">
      <style:text-properties officeooo:rsid="000ff6b1"/>
    </style:style>
    <style:style style:name="T3" style:family="text">
      <style:text-properties officeooo:rsid="0011b9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 RPC (Remode Procedure Call)</text:p>
      <text:p text:style-name="P1">- Entfernter Funktionsaufruf.</text:p>
      <text:p text:style-name="P1">→ Ein Programm x auf dem Rechner A kann ein Unterprogramm x1 auf einem anderen Rechner B <text:tab/>aufrufen und dabei evtl. auch Parameter übergeben.</text:p>
      <text:p text:style-name="P1">→<text:span text:style-name="T2"> Parameter werden vom client-Programm gepackt.</text:span></text:p>
      <text:p text:style-name="P2"><text:span text:style-name="T1"><text:tab/>→</text:span><text:span text:style-name="T2"> </text:span><text:span text:style-name="T3">W</text:span><text:span text:style-name="T2">ird durch den </text:span><text:span text:style-name="T3">Client-Stub</text:span><text:span text:style-name="T2"> realisiert.</text:span></text:p>
      <text:p text:style-name="P1"><text:tab/>→<text:span text:style-name="T3"> Nur call-by-value Parameter.</text:span></text:p>
      <text:p text:style-name="P1"><text:tab/>→<text:span text:style-name="T3"> Server-Stub packt Parameter aus und ruft die jeweilige Methode auf.</text:span></text:p>
      <text:p text:style-name="P1"/>
      <text:p text:style-name="P1">-XML-RPCs</text:p>
      <text:p text:style-name="P1"/>
      <text:p text:style-name="P1">→<text:span text:style-name="T3"> </text:span>XML-RPCs ist eine sehr einfache Realisierung des Konzepts "Fernaufruf":</text:p>
      <text:p text:style-name="P1"><text:tab/>→<text:span text:style-name="T3"> </text:span>Identifikation durch Angabe des Servers mit Hilfe von IP-Adresse, Port, Objekt- und <text:tab/><text:tab/><text:tab/>Methodenname</text:p>
      <text:p text:style-name="P1"><text:tab/>→<text:span text:style-name="T3"> </text:span>Transfer der Daten als XML-Dokumente</text:p>
      <text:p text:style-name="P1"><text:tab/>→<text:span text:style-name="T3"> </text:span>HTTP-Post als Transportmedium</text:p>
      <text:p text:style-name="P1"><text:tab/>→<text:span text:style-name="T3"> </text:span>Zumeist Port 80, damit die Requests ungehindert durch Firewalls transportiert werden <text:tab/><text:tab/>könne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2T12:56:44.832078959</meta:creation-date>
    <meta:generator>LibreOffice/6.4.7.2$Linux_X86_64 LibreOffice_project/40$Build-2</meta:generator>
    <dc:date>2022-09-02T13:05:47.137050414</dc:date>
    <meta:editing-duration>PT9M2S</meta:editing-duration>
    <meta:editing-cycles>3</meta:editing-cycles>
    <meta:document-statistic meta:table-count="0" meta:image-count="0" meta:object-count="0" meta:page-count="1" meta:paragraph-count="13" meta:word-count="107" meta:character-count="741" meta:non-whitespace-character-count="634"/>
  </office:meta>
</office:document-meta>
</file>